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53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5eb91e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7268in" svg:height="4.2224in" svg:x="0.3142in" svg:y="3.9646in">
            <draw:object draw:notify-on-update-of-ranges="Sheet1.E2:Sheet1.E22 Sheet1.D2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arameter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Linear grid</text:p>
          </table:table-cell>
          <table:table-cell table:style-name="ce4" office:value-type="string" calcext:value-type="string">
            <text:p>Log grid</text:p>
          </table:table-cell>
          <table:table-cell table:style-name="ce4" table:number-columns-repeated="2"/>
          <table:table-cell table:style-name="ce1" table:number-columns-repeated="1017"/>
        </table:table-row>
        <table:table-row table:style-name="ro1">
          <table:table-cell office:value-type="string" calcext:value-type="string">
            <text:p>base_pric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$B$2]+[.$C2]*[.$B$3]" office:value-type="float" office:value="100" calcext:value-type="float">
            <text:p>100</text:p>
          </table:table-cell>
          <table:table-cell table:formula="of:=[.$B$2]+[.$B$3]*[.C2]*[.G2]" office:value-type="float" office:value="100" calcext:value-type="float">
            <text:p>100</text:p>
          </table:table-cell>
          <table:table-cell table:formula="of:=LOG([.$B$4] - [.C2]; [.$B$4]+[.$B$21])" office:value-type="float" office:value="0.562381855752848" calcext:value-type="float">
            <text:p>0.562381855752848</text:p>
          </table:table-cell>
          <table:table-cell table:formula="of:=1-[.F2]" office:value-type="float" office:value="0.437618144247152" calcext:value-type="float">
            <text:p>0.437618144247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_price</text:p>
          </table:table-cell>
          <table:table-cell table:style-name="ce2" table:formula="of:=([.B8]-[.B2])/([.B4]-1)" office:value-type="float" office:value="0.555555555555556" calcext:value-type="float">
            <text:p>0.555555555555556</text:p>
          </table:table-cell>
          <table:table-cell office:value-type="float" office:value="1" calcext:value-type="float">
            <text:p>1</text:p>
          </table:table-cell>
          <table:table-cell table:formula="of:=[.$B$2]+[.$C3]*[.$B$3]" office:value-type="float" office:value="100.555555555556" calcext:value-type="float">
            <text:p>100.555555555556</text:p>
          </table:table-cell>
          <table:table-cell table:formula="of:=[.$B$2]+[.$B$3]*[.C3]*[.G3]" office:value-type="float" office:value="100.257417403724" calcext:value-type="float">
            <text:p>100.257417403724</text:p>
          </table:table-cell>
          <table:table-cell table:formula="of:=LOG([.$B$4] - [.C3]; [.$B$4]+[.$B$21])" office:value-type="float" office:value="0.536648673296742" calcext:value-type="float">
            <text:p>0.536648673296742</text:p>
          </table:table-cell>
          <table:table-cell table:formula="of:=1-[.F3]" office:value-type="float" office:value="0.463351326703258" calcext:value-type="float">
            <text:p>0.463351326703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ER_Q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B$2]+[.$C4]*[.$B$3]" office:value-type="float" office:value="101.111111111111" calcext:value-type="float">
            <text:p>101.111111111111</text:p>
          </table:table-cell>
          <table:table-cell table:formula="of:=[.$B$2]+[.$B$3]*[.C4]*[.G4]" office:value-type="float" office:value="100.546798419115" calcext:value-type="float">
            <text:p>100.546798419115</text:p>
          </table:table-cell>
          <table:table-cell table:formula="of:=LOG([.$B$4] - [.C4]; [.$B$4]+[.$B$21])" office:value-type="float" office:value="0.507881422796344" calcext:value-type="float">
            <text:p>0.507881422796344</text:p>
          </table:table-cell>
          <table:table-cell table:formula="of:=1-[.F4]" office:value-type="float" office:value="0.492118577203656" calcext:value-type="float">
            <text:p>0.492118577203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_price 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$B$2]+[.$C5]*[.$B$3]" office:value-type="float" office:value="101.666666666667" calcext:value-type="float">
            <text:p>101.666666666667</text:p>
          </table:table-cell>
          <table:table-cell table:formula="of:=[.$B$2]+[.$B$3]*[.C5]*[.G5]" office:value-type="float" office:value="100.874553659939" calcext:value-type="float">
            <text:p>100.874553659939</text:p>
          </table:table-cell>
          <table:table-cell table:formula="of:=LOG([.$B$4] - [.C5]; [.$B$4]+[.$B$21])" office:value-type="float" office:value="0.475267804036312" calcext:value-type="float">
            <text:p>0.475267804036312</text:p>
          </table:table-cell>
          <table:table-cell table:formula="of:=1-[.F5]" office:value-type="float" office:value="0.524732195963688" calcext:value-type="float">
            <text:p>0.52473219596368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$B$2]+[.$C6]*[.$B$3]" office:value-type="float" office:value="102.222222222222" calcext:value-type="float">
            <text:p>102.222222222222</text:p>
          </table:table-cell>
          <table:table-cell table:formula="of:=[.$B$2]+[.$B$3]*[.C6]*[.G6]" office:value-type="float" office:value="101.249737457229" calcext:value-type="float">
            <text:p>101.249737457229</text:p>
          </table:table-cell>
          <table:table-cell table:formula="of:=LOG([.$B$4] - [.C6]; [.$B$4]+[.$B$21])" office:value-type="float" office:value="0.437618144247152" calcext:value-type="float">
            <text:p>0.437618144247152</text:p>
          </table:table-cell>
          <table:table-cell table:formula="of:=1-[.F6]" office:value-type="float" office:value="0.562381855752848" calcext:value-type="float">
            <text:p>0.5623818557528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$B$2]+[.$C7]*[.$B$3]" office:value-type="float" office:value="102.777777777778" calcext:value-type="float">
            <text:p>102.777777777778</text:p>
          </table:table-cell>
          <table:table-cell table:formula="of:=[.$B$2]+[.$B$3]*[.C7]*[.G7]" office:value-type="float" office:value="101.685866532905" calcext:value-type="float">
            <text:p>101.685866532905</text:p>
          </table:table-cell>
          <table:table-cell table:formula="of:=LOG([.$B$4] - [.C7]; [.$B$4]+[.$B$21])" office:value-type="float" office:value="0.393088048154066" calcext:value-type="float">
            <text:p>0.393088048154066</text:p>
          </table:table-cell>
          <table:table-cell table:formula="of:=1-[.F7]" office:value-type="float" office:value="0.606911951845934" calcext:value-type="float">
            <text:p>0.606911951845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_price</text:p>
          </table:table-cell>
          <table:table-cell table:style-name="ce2" table:formula="of:=[.B2]+[.B5]*[.B2]/100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formula="of:=[.$B$2]+[.$C8]*[.$B$3]" office:value-type="float" office:value="103.333333333333" calcext:value-type="float">
            <text:p>103.333333333333</text:p>
          </table:table-cell>
          <table:table-cell table:formula="of:=[.$B$2]+[.$B$3]*[.C8]*[.G8]" office:value-type="float" office:value="102.204707949341" calcext:value-type="float">
            <text:p>102.204707949341</text:p>
          </table:table-cell>
          <table:table-cell table:formula="of:=LOG([.$B$4] - [.C8]; [.$B$4]+[.$B$21])" office:value-type="float" office:value="0.338587615197563" calcext:value-type="float">
            <text:p>0.338587615197563</text:p>
          </table:table-cell>
          <table:table-cell table:formula="of:=1-[.F8]" office:value-type="float" office:value="0.661412384802437" calcext:value-type="float">
            <text:p>0.6614123848024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$B$2]+[.$C9]*[.$B$3]" office:value-type="float" office:value="103.888888888889" calcext:value-type="float">
            <text:p>103.888888888889</text:p>
          </table:table-cell>
          <table:table-cell table:formula="of:=[.$B$2]+[.$B$3]*[.C9]*[.G9]" office:value-type="float" office:value="102.845405357479" calcext:value-type="float">
            <text:p>102.845405357479</text:p>
          </table:table-cell>
          <table:table-cell table:formula="of:=LOG([.$B$4] - [.C9]; [.$B$4]+[.$B$21])" office:value-type="float" office:value="0.268324336648371" calcext:value-type="float">
            <text:p>0.268324336648371</text:p>
          </table:table-cell>
          <table:table-cell table:formula="of:=1-[.F9]" office:value-type="float" office:value="0.731675663351629" calcext:value-type="float">
            <text:p>0.73167566335162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B$2]+[.$C10]*[.$B$3]" office:value-type="float" office:value="104.444444444444" calcext:value-type="float">
            <text:p>104.444444444444</text:p>
          </table:table-cell>
          <table:table-cell table:formula="of:=[.$B$2]+[.$B$3]*[.C10]*[.G10]" office:value-type="float" office:value="103.692027521783" calcext:value-type="float">
            <text:p>103.692027521783</text:p>
          </table:table-cell>
          <table:table-cell table:formula="of:=LOG([.$B$4] - [.C10]; [.$B$4]+[.$B$21])" office:value-type="float" office:value="0.169293807598781" calcext:value-type="float">
            <text:p>0.169293807598781</text:p>
          </table:table-cell>
          <table:table-cell table:formula="of:=1-[.F10]" office:value-type="float" office:value="0.830706192401219" calcext:value-type="float">
            <text:p>0.8307061924012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$B$2]+[.$C11]*[.$B$3]" office:value-type="float" office:value="105" calcext:value-type="float">
            <text:p>105</text:p>
          </table:table-cell>
          <table:table-cell table:formula="of:=[.$B$2]+[.$B$3]*[.C11]*[.G11]" office:value-type="float" office:value="105" calcext:value-type="float">
            <text:p>105</text:p>
          </table:table-cell>
          <table:table-cell table:formula="of:=LOG([.$B$4] - [.C11]; [.$B$4]+[.$B$21])" office:value-type="float" office:value="0" calcext:value-type="float">
            <text:p>0</text:p>
          </table:table-cell>
          <table:table-cell table:formula="of:=1-[.F11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2]+[.$C12]*[.$B$3]" office:value-type="float" office:value="105.555555555556" calcext:value-type="float">
            <text:p>105.555555555556</text:p>
          </table:table-cell>
          <table:table-cell table:formula="of:=[.$B$2]+[.$B$3]*[.C12]*[.G12]" office:value-type="string" office:string-value="" calcext:value-type="error">
            <text:p>Err:502</text:p>
          </table:table-cell>
          <table:table-cell table:formula="of:=LOG([.$B$4] - [.C12]; [.$B$4]+[.$B$21])" office:value-type="string" office:string-value="" calcext:value-type="error">
            <text:p>Err:502</text:p>
          </table:table-cell>
          <table:table-cell table:formula="of:=1-[.F12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2]+[.$C13]*[.$B$3]" office:value-type="float" office:value="106.111111111111" calcext:value-type="float">
            <text:p>106.111111111111</text:p>
          </table:table-cell>
          <table:table-cell table:formula="of:=[.$B$2]+[.$B$3]*[.C13]*[.G13]" office:value-type="string" office:string-value="" calcext:value-type="error">
            <text:p>Err:502</text:p>
          </table:table-cell>
          <table:table-cell table:formula="of:=LOG([.$B$4] - [.C13]; [.$B$4]+[.$B$21])" office:value-type="string" office:string-value="" calcext:value-type="error">
            <text:p>Err:502</text:p>
          </table:table-cell>
          <table:table-cell table:formula="of:=1-[.F13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2]+[.$C14]*[.$B$3]" office:value-type="float" office:value="106.666666666667" calcext:value-type="float">
            <text:p>106.666666666667</text:p>
          </table:table-cell>
          <table:table-cell table:formula="of:=[.$B$2]+[.$B$3]*[.C14]*[.G14]" office:value-type="string" office:string-value="" calcext:value-type="error">
            <text:p>Err:502</text:p>
          </table:table-cell>
          <table:table-cell table:formula="of:=LOG([.$B$4] - [.C14]; [.$B$4]+[.$B$21])" office:value-type="string" office:string-value="" calcext:value-type="error">
            <text:p>Err:502</text:p>
          </table:table-cell>
          <table:table-cell table:formula="of:=1-[.F14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$B$2]+[.$C15]*[.$B$3]" office:value-type="float" office:value="107.222222222222" calcext:value-type="float">
            <text:p>107.222222222222</text:p>
          </table:table-cell>
          <table:table-cell table:formula="of:=[.$B$2]+[.$B$3]*[.C15]*[.G15]" office:value-type="string" office:string-value="" calcext:value-type="error">
            <text:p>Err:502</text:p>
          </table:table-cell>
          <table:table-cell table:formula="of:=LOG([.$B$4] - [.C15]; [.$B$4]+[.$B$21])" office:value-type="string" office:string-value="" calcext:value-type="error">
            <text:p>Err:502</text:p>
          </table:table-cell>
          <table:table-cell table:formula="of:=1-[.F15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$B$2]+[.$C16]*[.$B$3]" office:value-type="float" office:value="107.777777777778" calcext:value-type="float">
            <text:p>107.777777777778</text:p>
          </table:table-cell>
          <table:table-cell table:formula="of:=[.$B$2]+[.$B$3]*[.C16]*[.G16]" office:value-type="string" office:string-value="" calcext:value-type="error">
            <text:p>Err:502</text:p>
          </table:table-cell>
          <table:table-cell table:formula="of:=LOG([.$B$4] - [.C16]; [.$B$4]+[.$B$21])" office:value-type="string" office:string-value="" calcext:value-type="error">
            <text:p>Err:502</text:p>
          </table:table-cell>
          <table:table-cell table:formula="of:=1-[.F16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$B$2]+[.$C17]*[.$B$3]" office:value-type="float" office:value="108.333333333333" calcext:value-type="float">
            <text:p>108.333333333333</text:p>
          </table:table-cell>
          <table:table-cell table:formula="of:=[.$B$2]+[.$B$3]*[.C17]*[.G17]" office:value-type="string" office:string-value="" calcext:value-type="error">
            <text:p>Err:502</text:p>
          </table:table-cell>
          <table:table-cell table:formula="of:=LOG([.$B$4] - [.C17]; [.$B$4]+[.$B$21])" office:value-type="string" office:string-value="" calcext:value-type="error">
            <text:p>Err:502</text:p>
          </table:table-cell>
          <table:table-cell table:formula="of:=1-[.F17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$B$2]+[.$C18]*[.$B$3]" office:value-type="float" office:value="108.888888888889" calcext:value-type="float">
            <text:p>108.888888888889</text:p>
          </table:table-cell>
          <table:table-cell table:formula="of:=[.$B$2]+[.$B$3]*[.C18]*[.G18]" office:value-type="string" office:string-value="" calcext:value-type="error">
            <text:p>Err:502</text:p>
          </table:table-cell>
          <table:table-cell table:formula="of:=LOG([.$B$4] - [.C18]; [.$B$4]+[.$B$21])" office:value-type="string" office:string-value="" calcext:value-type="error">
            <text:p>Err:502</text:p>
          </table:table-cell>
          <table:table-cell table:formula="of:=1-[.F18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$B$2]+[.$C19]*[.$B$3]" office:value-type="float" office:value="109.444444444444" calcext:value-type="float">
            <text:p>109.444444444444</text:p>
          </table:table-cell>
          <table:table-cell table:formula="of:=[.$B$2]+[.$B$3]*[.C19]*[.G19]" office:value-type="string" office:string-value="" calcext:value-type="error">
            <text:p>Err:502</text:p>
          </table:table-cell>
          <table:table-cell table:formula="of:=LOG([.$B$4] - [.C19]; [.$B$4]+[.$B$21])" office:value-type="string" office:string-value="" calcext:value-type="error">
            <text:p>Err:502</text:p>
          </table:table-cell>
          <table:table-cell table:formula="of:=1-[.F19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$B$2]+[.$C20]*[.$B$3]" office:value-type="float" office:value="110" calcext:value-type="float">
            <text:p>110</text:p>
          </table:table-cell>
          <table:table-cell table:formula="of:=[.$B$2]+[.$B$3]*[.C20]*[.G20]" office:value-type="string" office:string-value="" calcext:value-type="error">
            <text:p>Err:502</text:p>
          </table:table-cell>
          <table:table-cell table:formula="of:=LOG([.$B$4] - [.C20]; [.$B$4]+[.$B$21])" office:value-type="string" office:string-value="" calcext:value-type="error">
            <text:p>Err:502</text:p>
          </table:table-cell>
          <table:table-cell table:formula="of:=1-[.F20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r k</text:p>
          </table:table-cell>
          <table:table-cell table:style-name="ce3" office:value-type="float" office:value="50" calcext:value-type="float">
            <office:annotation draw:style-name="gr2" draw:text-style-name="P3" svg:width="1.1413in" svg:height="0.7083in" svg:x="2.0138in" svg:y="2.965in" draw:caption-point-x="-0.2402in" draw:caption-point-y="0.5945in">
              <dc:creator>aka VM</dc:creator>
              <dc:date>2021-06-01T00:00:00</dc:date>
              <text:p text:style-name="P2">From 0 → <text:span text:style-name="T1">∞</text:span></text:p>
              <text:p text:style-name="P2"><text:span text:style-name="T1">When 0 it’s log</text:span></text:p>
              <text:p text:style-name="P2"><text:span text:style-name="T1">When ∞ it’s linear</text:span></text:p>
            </office:annotation>
            <text:p>50</text:p>
          </table:table-cell>
          <table:table-cell office:value-type="float" office:value="19" calcext:value-type="float">
            <text:p>19</text:p>
          </table:table-cell>
          <table:table-cell table:formula="of:=[.$B$2]+[.$C21]*[.$B$3]" office:value-type="float" office:value="110.555555555556" calcext:value-type="float">
            <text:p>110.555555555556</text:p>
          </table:table-cell>
          <table:table-cell table:formula="of:=[.$B$2]+[.$B$3]*[.C21]*[.G21]" office:value-type="string" office:string-value="" calcext:value-type="error">
            <text:p>Err:502</text:p>
          </table:table-cell>
          <table:table-cell table:formula="of:=LOG([.$B$4] - [.C21]; [.$B$4]+[.$B$21])" office:value-type="string" office:string-value="" calcext:value-type="error">
            <text:p>Err:502</text:p>
          </table:table-cell>
          <table:table-cell table:formula="of:=1-[.F21]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$B$2]+[.$C22]*[.$B$3]" office:value-type="float" office:value="111.111111111111" calcext:value-type="float">
            <text:p>111.111111111111</text:p>
          </table:table-cell>
          <table:table-cell table:formula="of:=[.$B$2]+[.$B$3]*[.C22]*[.G22]" office:value-type="string" office:string-value="" calcext:value-type="error">
            <text:p>Err:502</text:p>
          </table:table-cell>
          <table:table-cell table:formula="of:=LOG([.$B$4] - [.C22]; [.$B$4]+[.$B$21])" office:value-type="string" office:string-value="" calcext:value-type="error">
            <text:p>Err:502</text:p>
          </table:table-cell>
          <table:table-cell table:formula="of:=1-[.F22]" office:value-type="string" office:string-value="" calcext:value-type="error">
            <text:p>Err:50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4:19:15.986100793</meta:creation-date>
    <dc:date>2021-06-01T05:40:17.973219126</dc:date>
    <meta:editing-duration>PT17H3M9S</meta:editing-duration>
    <meta:editing-cycles>16</meta:editing-cycles>
    <meta:generator>LibreOffice/6.4.7.2$Linux_X86_64 LibreOffice_project/40$Build-2</meta:generator>
    <dc:creator>Jerry Fedorenko</dc:creator>
    <meta:document-statistic meta:table-count="1" meta:cell-count="1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07cm" svg:height="10.726cm" xlink:href=".." xlink:type="simple" chart:class="chart:scatter" chart:column-mapping="1 0" chart:style-name="ch1">
        <chart:legend chart:legend-position="end" svg:x="22.444cm" svg:y="4.815cm" style:legend-expansion="high" chart:style-name="ch2"/>
        <chart:plot-area chart:style-name="ch3" table:cell-range-address="Sheet1.D2:Sheet1.E22" svg:x="0.494cm" svg:y="0.214cm" svg:width="21.456cm" svg:height="10.298cm">
          <chartooo:coordinate-region svg:x="1.115cm" svg:y="0.413cm" svg:width="19.841cm" svg:height="9.4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E2:Sheet1.E22" chart:class="chart:scatter">
            <chart:data-point chart:repeated="21"/>
          </chart:series>
          <chart:series chart:attached-axis="secondary-y" chart:style-name="ch8" chart:values-cell-range-address="Sheet1.D2:Sheet1.D22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2:Sheet1.E22</svg:desc>
                </draw:g>
              </table:table-cell>
              <table:table-cell office:value-type="float" office:value="100">
                <text:p>100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257417403724">
                <text:p>100.257417403724</text:p>
              </table:table-cell>
              <table:table-cell office:value-type="float" office:value="100.555555555556">
                <text:p>100.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.546798419115">
                <text:p>100.546798419115</text:p>
              </table:table-cell>
              <table:table-cell office:value-type="float" office:value="101.111111111111">
                <text:p>101.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874553659939">
                <text:p>100.874553659939</text:p>
              </table:table-cell>
              <table:table-cell office:value-type="float" office:value="101.666666666667">
                <text:p>101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249737457229">
                <text:p>101.249737457229</text:p>
              </table:table-cell>
              <table:table-cell office:value-type="float" office:value="102.222222222222">
                <text:p>102.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.685866532905">
                <text:p>101.685866532905</text:p>
              </table:table-cell>
              <table:table-cell office:value-type="float" office:value="102.777777777778">
                <text:p>102.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204707949341">
                <text:p>102.204707949341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.845405357479">
                <text:p>102.845405357479</text:p>
              </table:table-cell>
              <table:table-cell office:value-type="float" office:value="103.888888888889">
                <text:p>103.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.692027521783">
                <text:p>103.692027521783</text:p>
              </table:table-cell>
              <table:table-cell office:value-type="float" office:value="104.444444444444">
                <text:p>104.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5.555555555556">
                <text:p>105.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06.111111111111">
                <text:p>106.11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6.666666666667">
                <text:p>106.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07.222222222222">
                <text:p>107.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07.777777777778">
                <text:p>107.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08.888888888889">
                <text:p>108.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9.444444444444">
                <text:p>109.4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10.555555555556">
                <text:p>110.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1.111111111111">
                <text:p>111.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